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Libertine Display G"/>
    </style:style>
    <style:style style:name="P2" style:family="paragraph" style:parent-style-name="Standard" style:list-style-name="L1">
      <style:text-properties style:font-name="Linux Libertine Display G"/>
    </style:style>
    <style:style style:name="P3" style:family="paragraph" style:parent-style-name="Standard" style:list-style-name="L15">
      <style:text-properties style:font-name="Linux Libertine Display G"/>
    </style:style>
    <style:style style:name="P4" style:family="paragraph" style:parent-style-name="Standard" style:list-style-name="L16">
      <style:text-properties style:font-name="Linux Libertine Display G"/>
    </style:style>
    <style:style style:name="P5" style:family="paragraph" style:parent-style-name="Standard" style:list-style-name="L17">
      <style:text-properties style:font-name="Linux Libertine Display G"/>
    </style:style>
    <style:style style:name="P6" style:family="paragraph" style:parent-style-name="Standard" style:list-style-name="L18">
      <style:text-properties style:font-name="Linux Libertine Display G"/>
    </style:style>
    <style:style style:name="P7" style:family="paragraph" style:parent-style-name="Standard" style:list-style-name="L19">
      <style:text-properties style:font-name="Linux Libertine Display G"/>
    </style:style>
    <style:style style:name="P8" style:family="paragraph" style:parent-style-name="Standard" style:list-style-name="L20">
      <style:text-properties style:font-name="Linux Libertine Display G"/>
    </style:style>
    <style:style style:name="P9" style:family="paragraph" style:parent-style-name="Standard" style:list-style-name="L21">
      <style:text-properties style:font-name="Linux Libertine Display G"/>
    </style:style>
    <style:style style:name="P10" style:family="paragraph" style:parent-style-name="Standard" style:list-style-name="L22">
      <style:text-properties style:font-name="Linux Libertine Display G"/>
    </style:style>
    <style:style style:name="P11" style:family="paragraph" style:parent-style-name="Standard" style:list-style-name="L23">
      <style:text-properties style:font-name="Linux Libertine Display G"/>
    </style:style>
    <style:style style:name="P12" style:family="paragraph" style:parent-style-name="Standard" style:list-style-name="L24">
      <style:text-properties style:font-name="Linux Libertine Display G"/>
    </style:style>
    <style:style style:name="P13" style:family="paragraph" style:parent-style-name="Standard" style:list-style-name="L25">
      <style:text-properties style:font-name="Linux Libertine Display G"/>
    </style:style>
    <style:style style:name="P14" style:family="paragraph" style:parent-style-name="Standard" style:list-style-name="L26">
      <style:text-properties style:font-name="Linux Libertine Display G"/>
    </style:style>
    <style:style style:name="P15" style:family="paragraph" style:parent-style-name="Standard" style:list-style-name="L27">
      <style:text-properties style:font-name="Linux Libertine Display G"/>
    </style:style>
    <style:style style:name="P16" style:family="paragraph" style:parent-style-name="Standard">
      <style:paragraph-properties fo:break-before="page"/>
      <style:text-properties style:font-name="Linux Libertine Display G"/>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emocracy is a system of government where the ultimate power rests with the people, who exercise their will either directly or through a system of freely elected representatives. It is fundamentally based on the concept of "rule by the people" (from the Greek words demos meaning people and kratos meaning power). </text:p>
      <text:p text:style-name="P1">Core Principles of Democracy</text:p>
      <text:p text:style-name="P1">Modern democracy is defined by several key principles that protect individual freedoms and ensure accountability: </text:p>
      <text:list xml:id="list2450211564112650103" text:style-name="L1">
        <text:list-item>
          <text:p text:style-name="P2">Citizen Participation: Active involvement by citizens is essential, extending beyond just voting to include public debate, protests, and community engagement.</text:p>
        </text:list-item>
        <text:list-item>
          <text:p text:style-name="P2">Rule of Law: Everyone, including government officials, is accountable to the law. Laws are applied equally and enforced by an independent judiciary.</text:p>
        </text:list-item>
        <text:list-item>
          <text:p text:style-name="P2">Majority Rule and Minority Rights: Decisions are made by the majority vote, but the fundamental individual and human rights of the minority are protected by law and cannot be taken away.</text:p>
        </text:list-item>
        <text:list-item>
          <text:p text:style-name="P2">Free and Fair Elections: Elections are periodic, competitive, and inclusive, allowing all adult citizens the right to vote and run for office via secret ballot.</text:p>
        </text:list-item>
        <text:list-item>
          <text:p text:style-name="P2">Freedom and Equality: Democracies guarantee fundamental freedoms such as speech, religion, assembly, and a free press, and uphold the principle that all citizens are equal before the law.</text:p>
        </text:list-item>
        <text:list-item>
          <text:p text:style-name="P2">Accountability and Transparency: Government officials are accountable to the public and must operate with transparency, allowing citizens access to information about government actions.</text:p>
        </text:list-item>
        <text:list-item>
          <text:p text:style-name="P2">Separation of Powers: Power is distributed among independent legislative, executive, and judicial branches to prevent abuse of power and ensure checks and balances. </text:p>
        </text:list-item>
      </text:list>
      <text:p text:style-name="P1">Types of Democracy</text:p>
      <text:p text:style-name="P1">There are two primary forms of democracy:</text:p>
      <text:list xml:id="list7060719675165076302" text:style-name="L15">
        <text:list-item>
          <text:p text:style-name="P3">Direct Democracy: Citizens vote directly on laws and policies. This system originated in ancient Athens and is still used in some local New England town meetings and through referendums and ballot initiatives in places like Switzerland and some U.S. states.</text:p>
        </text:list-item>
        <text:list-item>
          <text:p text:style-name="P3">Representative Democracy: Citizens elect representatives to make decisions and create laws on their behalf. This is the most common form of democracy in large, modern nations, including the United States, where representatives are expected to debate and compromise to serve the people's interests.</text:p>
        </text:list-item>
      </text:list>
      <text:p text:style-name="P1"/>
      <text:p text:style-name="P1">Democracies and republics have historically emerged through mass mobilization against autocratic rule, consolidated power by building strong institutions, and often declined when these institutions erode due to polarization, economic crises, or the rise of strongmen who dismantle the system from within. </text:p>
      <text:p text:style-name="P1">Emergence: Challenging Concentrated Power</text:p>
      <text:p text:style-name="P1">Democratic systems often arise from a rejection of monarchy, aristocracy, or colonial rule, usually after significant social unrest or revolution. </text:p>
      <text:list xml:id="list2563427610526326049" text:style-name="L16">
        <text:list-item>
          <text:p text:style-name="P4">Ancient Athens: The world's first democracy emerged gradually from an earlier system of monarchy and oligarchy, evolving institutions like citizen assemblies where participants could vote directly on laws.</text:p>
        </text:list-item>
        <text:list-item>
          <text:p text:style-name="P4">Post-WW I Germany: The </text:p>
          <text:p text:style-name="P4">Weimar Republic</text:p>
          <text:p text:style-name="P4"><text:s/>was established after the German Empire collapsed following its defeat in World War I, in a bid to create a modern democratic system where power was held by elected officials rather than a monarch.</text:p>
        </text:list-item>
        <text:list-item>
          <text:p text:style-name="P4">"Third Wave" Democracies (Late 20th Century): Many countries in Latin America, Eastern Europe, and elsewhere transitioned from military dictatorships or single-party rule to democracy through nonviolent mass protests and negotiations. </text:p>
        </text:list-item>
      </text:list>
      <text:p text:style-name="P1">Consolidation: Building the "Only Game in Town"</text:p>
      <text:p text:style-name="P1">Consolidation is the complex process of making democracy the only legitimate form of government in <text:soft-page-break/>the eyes of the people and elites. This involves establishing resilient institutions that ensure stability and accountability: </text:p>
      <text:list xml:id="list6980918158373736266" text:style-name="L17">
        <text:list-item>
          <text:p text:style-name="P5">Rule of Law and Constitutions: Establishing a legal framework that applies to all citizens, including rulers, is paramount.</text:p>
        </text:list-item>
        <text:list-item>
          <text:p text:style-name="P5">Independent Judiciary and Free Media: These act as vital checks on executive power and help hold leaders accountable, preventing abuse and corruption.</text:p>
        </text:list-item>
        <text:list-item>
          <text:p text:style-name="P5">Political Parties and Inclusivity: Strong, stable political parties that mediate between the state and society are crucial for managing diverse interests and ensuring broad representation. </text:p>
        </text:list-item>
      </text:list>
      <text:p text:style-name="P1">Decline and Transformation: Erosion and Backsliding</text:p>
      <text:p text:style-name="P1">Democracies are rarely overthrown overnight by military coups today. Instead, they typically decline through a slow "death by a thousand cuts," often led by elected politicians who gradually undermine democratic norms and institutions. </text:p>
      <text:p text:style-name="P1">Common causes of decline include:</text:p>
      <text:list xml:id="list8509634966860628444" text:style-name="L18">
        <text:list-item>
          <text:p text:style-name="P6">Economic Crises: Severe economic hardship, like the Great Depression in Germany, can lead citizens to abandon moderate parties and embrace extremists who promise stability.</text:p>
        </text:list-item>
        <text:list-item>
          <text:p text:style-name="P6">Political Polarization and Gridlock: When political parties refuse to compromise and engage in constant conflict, the government becomes ineffective, eroding public trust in the system.</text:p>
        </text:list-item>
        <text:list-item>
          <text:p text:style-name="P6">Executive Overreach: Elected leaders may gradually expand their own power, weaken the independence of the judiciary, censor the media, and manipulate election administration.</text:p>
        </text:list-item>
        <text:list-item>
          <text:p text:style-name="P6">Lack of Elite Commitment: If key elites, such as the military, judiciary, or wealthy classes, are not fully loyal to democratic processes and institutions, they may fail to defend the system when it is threatened. </text:p>
        </text:list-item>
      </text:list>
      <text:p text:style-name="P1">History shows that democracy is never permanently consolidated and must be continually practiced and defended against these pressures. </text:p>
      <text:section text:style-name="Sect1" text:name="shrproxy1o0oad_0Asf20PEPqsyn4QI_15">
        <text:p text:style-name="P1"/>
      </text:section>
      <text:p text:style-name="P1"/>
      <text:p text:style-name="P1">Tribalism, as a form of governance or social organization, is a system built around strong clan loyalty and communal bonds based on kinship, ancestry, language, and shared cultural practices. It prioritizes the collective good and group harmony over individual rights. </text:p>
      <text:p text:style-name="P1">Key Characteristics</text:p>
      <text:list xml:id="list8459414379866601037" text:style-name="L19">
        <text:list-item>
          <text:p text:style-name="P7">Kinship and Identity: A strong sense of shared identity, often rooted in family and lineage, is the primary organizing principle. An individual's survival and status are inextricably linked to the well-being of their specific group.</text:p>
        </text:list-item>
        <text:list-item>
          <text:p text:style-name="P7">Oral Authority and Customary Law: Governance often relies on unwritten, traditional laws and customs passed down through generations, rather than formal, written constitutions. Leadership decisions (often made by councils of elders or chieftains) are guided by these established traditions and community consensus.</text:p>
        </text:list-item>
        <text:list-item>
          <text:p text:style-name="P7">Communal Ethic: The welfare of the group takes precedence over personal accumulation or individual rights. Virtues such as generosity and respect are highly valued to maintain harmony within the group.</text:p>
        </text:list-item>
        <text:list-item>
          <text:p text:style-name="P7">Decentralized Power: Traditional tribal societies often feature decentralized or "acephalous" (headless) leadership structures where leaders (such as a chief or council) operate by persuasion and respect rather than coercive force or inherited power alone.</text:p>
        </text:list-item>
        <text:list-item>
          <text:p text:style-name="P7">"Us vs. Them" Mentality (Modern Context): In modern usage, "tribalism" often carries a negative connotation, referring to an intense, sometimes irrational, loyalty to an in-group (e.g., a political party or social faction) that leads to an "us versus them" mentality and animosity towards outsiders, often stifling objective reasoning and collaboration. </text:p>
        </text:list-item>
      </text:list>
      <text:p text:style-name="P1">Modern Tribal Governance (U.S. Example)</text:p>
      <text:p text:style-name="P1">In the United States, federally recognized Native American tribes are sovereign nations with their own distinct governments that operate independently of state or local authority. While many incorporate <text:soft-page-break/>traditional values, modern tribal governments are often organized democratically with elected leaders and written laws, similar to federal and state governments, to manage their affairs, resources, and judicial systems.</text:p>
      <text:p text:style-name="P1"/>
      <text:p text:style-name="P1">Tribal systems of governance typically emerge from basic human needs for cooperation and survival, consolidate power through kinship ties and customary law, and often decline or transform when they encounter environmental pressures, resource scarcity, or external pressures from more complex state societies. </text:p>
      <text:p text:style-name="P1">Emergence: Cooperation and Kinship</text:p>
      <text:p text:style-name="P1">Tribal societies typically emerge from small, mobile, kinship-based groups (bands) transitioning to more settled communities, often linked to the adoption of agriculture or control over key trade resources. </text:p>
      <text:list xml:id="list6058341975509363502" text:style-name="L20">
        <text:list-item>
          <text:p text:style-name="P8">Shared Survival Needs: Early humans banded together for protection, hunting large prey, and defense, with cooperation being crucial for survival.</text:p>
        </text:list-item>
        <text:list-item>
          <text:p text:style-name="P8">Resource Control: Control over vital resources like water sources, fertile land, or trade routes encouraged groups to settle and establish more permanent social structures.</text:p>
        </text:list-item>
        <text:list-item>
          <text:p text:style-name="P8">Shared Identity: A common language, ancestry, and oral traditions bind the members together, establishing clear "in-group" identities that form the basis of social cohesion and governance. </text:p>
        </text:list-item>
      </text:list>
      <text:p text:style-name="P1">Consolidation of Power: Custom and Consensus</text:p>
      <text:p text:style-name="P1">Power in tribal societies is generally less centralized than in monarchies or republics and is maintained through social norms, reputation, and consensus building rather than coercive force. </text:p>
      <text:list xml:id="list4552456533251066434" text:style-name="L21">
        <text:list-item>
          <text:p text:style-name="P9">Elders and Chieftains: Leadership roles are often held by elders, clan mothers, or chieftains who hold authority based on lineage, knowledge, and the ability to persuade and serve the community.</text:p>
        </text:list-item>
        <text:list-item>
          <text:p text:style-name="P9">Customary Law: Traditional, unwritten laws and customs passed down orally regulate behavior and settle disputes, reinforced by social pressure and community respect rather than a formal police force or judiciary.</text:p>
        </text:list-item>
        <text:list-item>
          <text:p text:style-name="P9">Community Involvement: Governance often involves broad community involvement or councils, where decisions are reached through discussion and consensus rather than majority vote, ensuring the community's overall harmony is maintained. </text:p>
        </text:list-item>
      </text:list>
      <text:p text:style-name="P1">Decline and Transformation: External Pressure and Integration</text:p>
      <text:p text:style-name="P1">Tribal systems rarely simply disappear but rather transform due to environmental or external pressures, often integrating into or being supplanted by larger state societies.</text:p>
      <text:list xml:id="list8144658313559847282" text:style-name="L22">
        <text:list-item>
          <text:p text:style-name="P10">Environmental Strain: Climate changes, prolonged droughts, or resource depletion have historically pressured tribal groups to migrate or collapse due to the inability to sustain populations.</text:p>
        </text:list-item>
        <text:list-item>
          <text:p text:style-name="P10">External Domination and Assimilation: In many cases, especially with the arrival of colonialism, tribal governance structures were actively undermined or destroyed by external states.</text:p>
          <text:list>
            <text:list-item>
              <text:p text:style-name="P10">European contact in the Americas led to a catastrophic population decline among Indigenous peoples due to disease, warfare, and enslavement.</text:p>
            </text:list-item>
            <text:list-item>
              <text:p text:style-name="P10">Colonial powers imposed foreign models of government and actively pressured Native communities to abandon traditional practices and assimilate into the dominant culture, breaking up communal life.</text:p>
            </text:list-item>
          </text:list>
        </text:list-item>
        <text:list-item>
          <text:p text:style-name="P10">Evolution into States: The accumulation of surplus resources through agriculture or trade can lead to more complex social stratification and formal systems of governance, eventually transforming tribal societies into chiefdoms and then early states or monarchies.</text:p>
        </text:list-item>
        <text:list-item>
          <text:p text:style-name="P10">Modern Adaptations: Today, many Indigenous tribal nations have revitalized their governance, blending traditional values with modern, formal constitutions and elected councils to assert self-determination and navigate a government-to-government relationship with federal powers</text:p>
        </text:list-item>
      </text:list>
      <text:p text:style-name="P1"/>
      <text:p text:style-name="P16">A monarchy is a form of government where supreme authority is vested in a single person, known as the monarch (e.g., King, Queen, Sultan, Emperor). The defining characteristic is that this position is typically held until death or abdication and is often hereditary, passing power through a single ruling family line. </text:p>
      <text:p text:style-name="P1">Core Principles of Monarchy</text:p>
      <text:list xml:id="list8619683554992774981" text:style-name="L23">
        <text:list-item>
          <text:p text:style-name="P11">Hereditary Power: The title and power are usually passed down based on established rules of succession (e.g., eldest child, male-preference primogeniture).</text:p>
        </text:list-item>
        <text:list-item>
          <text:p text:style-name="P11">Divine Right (Historical): Historically, many monarchs consolidated power by claiming their authority was granted directly by God or a divine power. This concept legitimized their rule and made disobedience a religious offense.</text:p>
        </text:list-item>
        <text:list-item>
          <text:p text:style-name="P11">Symbolic Head of State: In modern constitutional monarchies, the monarch serves primarily as a symbolic figurehead and a unifying national symbol, with little to no actual political power. </text:p>
        </text:list-item>
      </text:list>
      <text:p text:style-name="P1">Types of Monarchy</text:p>
      <text:list xml:id="list3917277861872425686" text:style-name="L24">
        <text:list-item>
          <text:p text:style-name="P12">Absolute Monarchy: The monarch holds ultimate, unchecked governing power. They can make laws, control the military, and rule by decree. Examples include Saudi Arabia, Vatican City (an elective absolute monarchy/theocracy), and Eswatini.</text:p>
        </text:list-item>
        <text:list-item>
          <text:p text:style-name="P12">Constitutional Monarchy: The monarch's power is limited by a constitution. Real political power rests with an elected parliament and a prime minister (a representative democracy or republic structure operating beneath a symbolic monarch). Examples include the United Kingdom, Japan, Canada, Sweden, and Spain. </text:p>
        </text:list-item>
      </text:list>
      <text:section text:style-name="Sect1" text:name="shrproxyp44oaemuCPWf0PEP6fiekQU_1">
        <text:p text:style-name="P1"/>
      </text:section>
      <text:p text:style-name="P1"/>
      <text:p text:style-name="P1"/>
      <text:p text:style-name="P1"/>
      <text:p text:style-name="P1">Monarchies have evolved significantly from strong, centralized powers in the pre-modern era to the largely symbolic roles they hold today. Their development and transformation are tied closely to shifting social, economic, and technological factors. </text:p>
      <text:p text:style-name="P1">Emergence: From Tribal Chiefs to Central Rulers</text:p>
      <text:p text:style-name="P1">Monarchies trace their origins to early human societies where the need for order, defense, and management of resources necessitated a single, strong leader. </text:p>
      <text:list xml:id="list4586137882443762628" text:style-name="L25">
        <text:list-item>
          <text:p text:style-name="P13">Necessity for Order: In large, early societies where communication was difficult, a strong, central authority provided an efficient solution to maintaining stability and security.</text:p>
        </text:list-item>
        <text:list-item>
          <text:p text:style-name="P13">Military Leadership: Successful military leaders in tribal or early state societies often transitioned their temporary wartime authority into permanent rule, establishing dynasties.</text:p>
        </text:list-item>
        <text:list-item>
          <text:p text:style-name="P13">Divine Sanction: To legitimize their power beyond mere force, early rulers often claimed a connection to divine powers (e.g., Egyptian Pharaohs were considered living gods), making their rule unquestionable. </text:p>
        </text:list-item>
      </text:list>
      <text:p text:style-name="P1">Consolidation of Power: Centralization and Control</text:p>
      <text:p text:style-name="P1">In medieval Europe, monarchs consolidated power by eroding the decentralized authority of feudal lords and the Church. </text:p>
      <text:list xml:id="list8225015153104011549" text:style-name="L26">
        <text:list-item>
          <text:p text:style-name="P14">Decline of Feudalism: Monarchs leveraged new wealth from expanding trade and commerce (and the rising merchant class) to fund professional standing armies, reducing their reliance on feudal levies from nobles.</text:p>
        </text:list-item>
        <text:list-item>
          <text:p text:style-name="P14">Centralized Administration: Kings established centralized bureaucracies, appointed loyal officials, and standardized laws and taxation systems across their realms to manage their expanding territories effectively.</text:p>
        </text:list-item>
        <text:list-item>
          <text:p text:style-name="P14">Claiming Divine Right: The doctrine of the "divine right of kings" was a potent tool for absolute monarchs to assert unquestionable authority, positioning themselves as God's representatives on Earth.</text:p>
        </text:list-item>
        <text:list-item>
          <text:p text:style-name="P14"><text:soft-page-break/>Propaganda: Monarchs like Louis XIV of France ("the Sun King") used art, architecture (e.g., the Palace of Versailles), and ceremonies to project an image of god-like power and grandeur. </text:p>
        </text:list-item>
      </text:list>
      <text:p text:style-name="P1">Decline and Transformation: Enlightenment and Revolution</text:p>
      <text:p text:style-name="P1">Monarchies began to decline in power due to social, economic, and intellectual shifts that challenged their absolute authority. </text:p>
      <text:list xml:id="list7306684532373243682" text:style-name="L27">
        <text:list-item>
          <text:p text:style-name="P15">Enlightenment Ideas: Philosophers like John Locke and Montesquieu introduced ideas of individual rights, the separation of powers, and government accountability to the people, which directly challenged the concept of absolute rule.</text:p>
        </text:list-item>
        <text:list-item>
          <text:p text:style-name="P15">Revolutions: The American and French Revolutions provided powerful examples of republicanism sweeping away monarchical systems through popular uprising.</text:p>
        </text:list-item>
        <text:list-item>
          <text:p text:style-name="P15">Industrialization: Economic power shifted from land ownership (the basis of noble wealth) to industrial production and commerce, empowering the middle and working classes who demanded a political voice.</text:p>
        </text:list-item>
        <text:list-item>
          <text:p text:style-name="P15">World Wars and Nationalism: The monarchies of Germany, </text:p>
          <text:p text:style-name="P15">Austria-Hungary</text:p>
          <text:p text:style-name="P15">, </text:p>
          <text:p text:style-name="P15">Russia</text:p>
          <text:p text:style-name="P15">, and the </text:p>
          <text:p text:style-name="P15">Ottoman Empire</text:p>
          <text:p text:style-name="P15"><text:s/>all collapsed following World War I, replaced by nationalist movements and republics.</text:p>
        </text:list-item>
        <text:list-item>
          <text:p text:style-name="P15">Transformation to Constitutional Monarchy: Many surviving monarchies adapted to democratic pressures by transitioning into constitutional monarchies. In these systems, the monarch serves a largely ceremonial role as head of state, while an elected parliament and prime minister hold actual political power. This allowed monarchies to accommodate demands for democracy while maintaining national stability and tradition</text:p>
        </text:list-item>
      </text:list>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11-27T09:51:16.48</meta:creation-date>
    <meta:generator>OpenOffice/4.1.15$Win32 OpenOffice.org_project/4115m2$Build-9813</meta:generator>
    <meta:document-statistic meta:table-count="0" meta:image-count="0" meta:object-count="0" meta:page-count="5" meta:paragraph-count="97" meta:word-count="2260" meta:character-count="15800"/>
    <dc:date>2025-11-27T09:51:49.25</dc:date>
    <dc:creator>Joseph Malone</dc:creator>
    <meta:editing-duration>PT32S</meta:editing-duration>
    <meta:editing-cycles>1</meta:editing-cycles>
  </office:meta>
</office:document-meta>
</file>